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Inconsolata, monospace" svg:font-family="Inconsolata, monospace" style:font-family-generic="system"/>
    <style:font-face style:name="sans-serif" svg:font-family="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91in" text:min-label-width="0.125in" text:list-level-position-and-space-mode="label-alignment">
          <style:list-level-label-alignment text:label-followed-by="listtab" fo:margin-left="1.3541in" fo:text-indent="-0.125in"/>
        </style:list-level-properties>
      </text:list-level-style-number>
      <text:list-level-style-number text:level="4" style:num-suffix="." style:num-format="1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91in" text:min-label-width="0.125in" text:list-level-position-and-space-mode="label-alignment">
          <style:list-level-label-alignment text:label-followed-by="listtab" fo:margin-left="2.8541in" fo:text-indent="-0.125in"/>
        </style:list-level-properties>
      </text:list-level-style-number>
      <text:list-level-style-number text:level="7" style:num-suffix="." style:num-format="1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91in" text:min-label-width="0.125in" text:list-level-position-and-space-mode="label-alignment">
          <style:list-level-label-alignment text:label-followed-by="listtab" fo:margin-left="4.3541in" fo:text-indent="-0.125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fo:margin-left="0.1041in" fo:margin-right="0.1041in">
        <style:tab-stops/>
      </style:paragraph-properties>
    </style:style>
    <style:style style:name="T2" style:parent-style-name="SourceText" style:family="text">
      <style:text-properties style:font-name="Inconsolata, monospace" fo:font-weight="bold" style:font-weight-asian="bold" style:font-weight-complex="bold" fo:color="#0000FF" fo:font-size="12pt" style:font-size-asian="12pt" style:font-size-complex="12pt"/>
    </style:style>
    <style:style style:name="P3" style:parent-style-name="PreformattedText" style:family="paragraph">
      <style:paragraph-properties fo:text-align="justify" style:line-height-at-least="0.1979in"/>
    </style:style>
    <style:style style:name="T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7" style:parent-style-name="PreformattedText" style:family="paragraph">
      <style:paragraph-properties fo:text-align="justify" style:line-height-at-least="0.1979in"/>
    </style:style>
    <style:style style:name="T8" style:parent-style-name="SourceText" style:family="text">
      <style:text-properties fo:color="#000000" fo:font-size="10.5pt" style:font-size-asian="10.5pt" style:font-size-complex="10.5pt"/>
    </style:style>
    <style:style style:name="T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2" style:parent-style-name="PreformattedText" style:family="paragraph">
      <style:paragraph-properties fo:text-align="justify" style:line-height-at-least="0.1979in"/>
    </style:style>
    <style:style style:name="T13" style:parent-style-name="SourceText" style:family="text">
      <style:text-properties fo:color="#000000" fo:font-size="10.5pt" style:font-size-asian="10.5pt" style:font-size-complex="10.5pt"/>
    </style:style>
    <style:style style:name="T1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2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7" style:parent-style-name="PreformattedText" style:family="paragraph">
      <style:paragraph-properties fo:text-align="justify" style:line-height-at-least="0.1979in"/>
    </style:style>
    <style:style style:name="T28" style:parent-style-name="SourceText" style:family="text">
      <style:text-properties fo:color="#000000" fo:font-size="10.5pt" style:font-size-asian="10.5pt" style:font-size-complex="10.5pt"/>
    </style:style>
    <style:style style:name="T2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2" style:parent-style-name="PreformattedText" style:family="paragraph">
      <style:paragraph-properties fo:text-align="justify" style:line-height-at-least="0.1979in"/>
    </style:style>
    <style:style style:name="T43" style:parent-style-name="SourceText" style:family="text">
      <style:text-properties fo:color="#000000" fo:font-size="10.5pt" style:font-size-asian="10.5pt" style:font-size-complex="10.5pt"/>
    </style:style>
    <style:style style:name="T4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7" style:parent-style-name="PreformattedText" style:family="paragraph">
      <style:paragraph-properties fo:text-align="justify" style:line-height-at-least="0.1979in"/>
    </style:style>
    <style:style style:name="T48" style:parent-style-name="SourceText" style:family="text">
      <style:text-properties fo:color="#000000" fo:font-size="10.5pt" style:font-size-asian="10.5pt" style:font-size-complex="10.5pt"/>
    </style:style>
    <style:style style:name="T4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5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5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52" style:parent-style-name="PreformattedText" style:family="paragraph">
      <style:paragraph-properties fo:text-align="justify" style:line-height-at-least="0.1979in"/>
    </style:style>
    <style:style style:name="T53" style:parent-style-name="SourceText" style:family="text">
      <style:text-properties fo:color="#000000" fo:font-size="10.5pt" style:font-size-asian="10.5pt" style:font-size-complex="10.5pt"/>
    </style:style>
    <style:style style:name="T5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5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5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5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5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5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6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6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6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6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6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6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6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67" style:parent-style-name="PreformattedText" style:family="paragraph">
      <style:paragraph-properties fo:text-align="justify" style:line-height-at-least="0.1979in"/>
    </style:style>
    <style:style style:name="T68" style:parent-style-name="SourceText" style:family="text">
      <style:text-properties fo:color="#000000" fo:font-size="10.5pt" style:font-size-asian="10.5pt" style:font-size-complex="10.5pt"/>
    </style:style>
    <style:style style:name="T6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7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7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7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7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7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7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7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7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7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7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8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8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82" style:parent-style-name="PreformattedText" style:family="paragraph">
      <style:paragraph-properties fo:text-align="justify" style:line-height-at-least="0.1979in"/>
    </style:style>
    <style:style style:name="T83" style:parent-style-name="SourceText" style:family="text">
      <style:text-properties fo:color="#000000" fo:font-size="10.5pt" style:font-size-asian="10.5pt" style:font-size-complex="10.5pt"/>
    </style:style>
    <style:style style:name="T8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8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8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8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8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8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9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9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9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9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9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9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9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97" style:parent-style-name="PreformattedText" style:family="paragraph">
      <style:paragraph-properties fo:text-align="justify" style:line-height-at-least="0.1979in"/>
    </style:style>
    <style:style style:name="T98" style:parent-style-name="SourceText" style:family="text">
      <style:text-properties fo:color="#000000" fo:font-size="10.5pt" style:font-size-asian="10.5pt" style:font-size-complex="10.5pt"/>
    </style:style>
    <style:style style:name="T9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0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0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02" style:parent-style-name="PreformattedText" style:family="paragraph">
      <style:paragraph-properties fo:text-align="justify" style:line-height-at-least="0.1979in"/>
    </style:style>
    <style:style style:name="T103" style:parent-style-name="SourceText" style:family="text">
      <style:text-properties fo:color="#000000" fo:font-size="10.5pt" style:font-size-asian="10.5pt" style:font-size-complex="10.5pt"/>
    </style:style>
    <style:style style:name="T10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0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0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07" style:parent-style-name="PreformattedText" style:family="paragraph">
      <style:paragraph-properties fo:text-align="justify" style:line-height-at-least="0.1979in"/>
    </style:style>
    <style:style style:name="T108" style:parent-style-name="SourceText" style:family="text">
      <style:text-properties fo:color="#000000" fo:font-size="10.5pt" style:font-size-asian="10.5pt" style:font-size-complex="10.5pt"/>
    </style:style>
    <style:style style:name="T10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1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1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1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1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1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1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1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1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1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1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2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2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22" style:parent-style-name="PreformattedText" style:family="paragraph">
      <style:paragraph-properties fo:text-align="justify" style:line-height-at-least="0.1979in"/>
    </style:style>
    <style:style style:name="T123" style:parent-style-name="SourceText" style:family="text">
      <style:text-properties fo:color="#000000" fo:font-size="10.5pt" style:font-size-asian="10.5pt" style:font-size-complex="10.5pt"/>
    </style:style>
    <style:style style:name="T12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2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2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2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2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2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3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3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3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3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3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3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3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37" style:parent-style-name="PreformattedText" style:family="paragraph">
      <style:paragraph-properties fo:text-align="justify" style:line-height-at-least="0.1979in"/>
    </style:style>
    <style:style style:name="T138" style:parent-style-name="SourceText" style:family="text">
      <style:text-properties fo:color="#000000" fo:font-size="10.5pt" style:font-size-asian="10.5pt" style:font-size-complex="10.5pt"/>
    </style:style>
    <style:style style:name="T13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4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4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4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4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4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4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4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4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4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4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5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5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52" style:parent-style-name="PreformattedText" style:family="paragraph">
      <style:paragraph-properties fo:text-align="justify" style:line-height-at-least="0.1979in"/>
    </style:style>
    <style:style style:name="T153" style:parent-style-name="SourceText" style:family="text">
      <style:text-properties fo:color="#000000" fo:font-size="10.5pt" style:font-size-asian="10.5pt" style:font-size-complex="10.5pt"/>
    </style:style>
    <style:style style:name="T15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5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5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5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5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5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6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6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6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6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6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6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6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67" style:parent-style-name="PreformattedText" style:family="paragraph">
      <style:paragraph-properties fo:text-align="justify" style:line-height-at-least="0.1979in"/>
    </style:style>
    <style:style style:name="T168" style:parent-style-name="SourceText" style:family="text">
      <style:text-properties fo:color="#000000" fo:font-size="10.5pt" style:font-size-asian="10.5pt" style:font-size-complex="10.5pt"/>
    </style:style>
    <style:style style:name="T16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7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7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7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7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7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7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7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7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7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7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8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8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82" style:parent-style-name="PreformattedText" style:family="paragraph">
      <style:paragraph-properties fo:text-align="justify" style:line-height-at-least="0.1979in"/>
    </style:style>
    <style:style style:name="T183" style:parent-style-name="SourceText" style:family="text">
      <style:text-properties fo:color="#000000" fo:font-size="10.5pt" style:font-size-asian="10.5pt" style:font-size-complex="10.5pt"/>
    </style:style>
    <style:style style:name="T18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8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8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87" style:parent-style-name="PreformattedText" style:family="paragraph">
      <style:paragraph-properties fo:text-align="justify" style:line-height-at-least="0.1979in"/>
    </style:style>
    <style:style style:name="T188" style:parent-style-name="SourceText" style:family="text">
      <style:text-properties fo:color="#000000" fo:font-size="10.5pt" style:font-size-asian="10.5pt" style:font-size-complex="10.5pt"/>
    </style:style>
    <style:style style:name="T18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9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9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192" style:parent-style-name="PreformattedText" style:family="paragraph">
      <style:paragraph-properties fo:text-align="justify" style:line-height-at-least="0.1979in"/>
    </style:style>
    <style:style style:name="T193" style:parent-style-name="SourceText" style:family="text">
      <style:text-properties fo:color="#000000" fo:font-size="10.5pt" style:font-size-asian="10.5pt" style:font-size-complex="10.5pt"/>
    </style:style>
    <style:style style:name="T19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9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19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19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19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19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00" style:parent-style-name="PreformattedText" style:family="paragraph">
      <style:paragraph-properties fo:text-align="justify" style:line-height-at-least="0.1979in"/>
    </style:style>
    <style:style style:name="T201" style:parent-style-name="SourceText" style:family="text">
      <style:text-properties fo:color="#000000" fo:font-size="10.5pt" style:font-size-asian="10.5pt" style:font-size-complex="10.5pt"/>
    </style:style>
    <style:style style:name="T20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03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0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05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0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07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0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09" style:parent-style-name="PreformattedText" style:family="paragraph">
      <style:paragraph-properties fo:text-align="justify" style:line-height-at-least="0.1979in"/>
    </style:style>
    <style:style style:name="T210" style:parent-style-name="SourceText" style:family="text">
      <style:text-properties fo:color="#000000" fo:font-size="10.5pt" style:font-size-asian="10.5pt" style:font-size-complex="10.5pt"/>
    </style:style>
    <style:style style:name="T21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12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1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14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1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16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1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18" style:parent-style-name="PreformattedText" style:family="paragraph">
      <style:paragraph-properties fo:text-align="justify" style:line-height-at-least="0.1979in"/>
    </style:style>
    <style:style style:name="T219" style:parent-style-name="SourceText" style:family="text">
      <style:text-properties fo:color="#000000" fo:font-size="10.5pt" style:font-size-asian="10.5pt" style:font-size-complex="10.5pt"/>
    </style:style>
    <style:style style:name="T22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2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22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22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24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2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26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27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22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29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3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3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3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33" style:parent-style-name="PreformattedText" style:family="paragraph">
      <style:paragraph-properties fo:text-align="justify" style:line-height-at-least="0.1979in"/>
    </style:style>
    <style:style style:name="T234" style:parent-style-name="SourceText" style:family="text">
      <style:text-properties fo:color="#000000" fo:font-size="10.5pt" style:font-size-asian="10.5pt" style:font-size-complex="10.5pt"/>
    </style:style>
    <style:style style:name="T23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36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3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38" style:parent-style-name="PreformattedText" style:family="paragraph">
      <style:paragraph-properties fo:text-align="justify" style:line-height-at-least="0.1979in"/>
    </style:style>
    <style:style style:name="T239" style:parent-style-name="SourceText" style:family="text">
      <style:text-properties fo:color="#000000" fo:font-size="10.5pt" style:font-size-asian="10.5pt" style:font-size-complex="10.5pt"/>
    </style:style>
    <style:style style:name="T24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4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42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24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44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4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46" style:parent-style-name="PreformattedText" style:family="paragraph">
      <style:paragraph-properties fo:text-align="justify" style:line-height-at-least="0.1979in"/>
    </style:style>
    <style:style style:name="T247" style:parent-style-name="SourceText" style:family="text">
      <style:text-properties fo:color="#000000" fo:font-size="10.5pt" style:font-size-asian="10.5pt" style:font-size-complex="10.5pt"/>
    </style:style>
    <style:style style:name="T24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49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5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51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5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53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5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55" style:parent-style-name="PreformattedText" style:family="paragraph">
      <style:paragraph-properties fo:text-align="justify" style:line-height-at-least="0.1979in"/>
    </style:style>
    <style:style style:name="T256" style:parent-style-name="SourceText" style:family="text">
      <style:text-properties fo:color="#000000" fo:font-size="10.5pt" style:font-size-asian="10.5pt" style:font-size-complex="10.5pt"/>
    </style:style>
    <style:style style:name="T25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58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5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60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6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62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6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64" style:parent-style-name="PreformattedText" style:family="paragraph">
      <style:paragraph-properties fo:text-align="justify" style:line-height-at-least="0.1979in"/>
    </style:style>
    <style:style style:name="T265" style:parent-style-name="SourceText" style:family="text">
      <style:text-properties fo:color="#000000" fo:font-size="10.5pt" style:font-size-asian="10.5pt" style:font-size-complex="10.5pt"/>
    </style:style>
    <style:style style:name="T26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67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68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26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70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7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72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73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27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75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7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77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7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79" style:parent-style-name="PreformattedText" style:family="paragraph">
      <style:paragraph-properties fo:text-align="justify" style:line-height-at-least="0.1979in"/>
    </style:style>
    <style:style style:name="T280" style:parent-style-name="SourceText" style:family="text">
      <style:text-properties fo:color="#000000" fo:font-size="10.5pt" style:font-size-asian="10.5pt" style:font-size-complex="10.5pt"/>
    </style:style>
    <style:style style:name="T28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82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8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84" style:parent-style-name="PreformattedText" style:family="paragraph">
      <style:paragraph-properties fo:text-align="justify" style:line-height-at-least="0.1979in"/>
    </style:style>
    <style:style style:name="T285" style:parent-style-name="SourceText" style:family="text">
      <style:text-properties fo:color="#000000" fo:font-size="10.5pt" style:font-size-asian="10.5pt" style:font-size-complex="10.5pt"/>
    </style:style>
    <style:style style:name="T28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87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88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28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90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9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292" style:parent-style-name="PreformattedText" style:family="paragraph">
      <style:paragraph-properties fo:text-align="justify" style:line-height-at-least="0.1979in"/>
    </style:style>
    <style:style style:name="T293" style:parent-style-name="SourceText" style:family="text">
      <style:text-properties fo:color="#000000" fo:font-size="10.5pt" style:font-size-asian="10.5pt" style:font-size-complex="10.5pt"/>
    </style:style>
    <style:style style:name="T29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9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29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97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29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299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0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01" style:parent-style-name="PreformattedText" style:family="paragraph">
      <style:paragraph-properties fo:text-align="justify" style:line-height-at-least="0.1979in"/>
    </style:style>
    <style:style style:name="T302" style:parent-style-name="SourceText" style:family="text">
      <style:text-properties fo:color="#000000" fo:font-size="10.5pt" style:font-size-asian="10.5pt" style:font-size-complex="10.5pt"/>
    </style:style>
    <style:style style:name="T30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04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0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06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0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08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0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10" style:parent-style-name="PreformattedText" style:family="paragraph">
      <style:paragraph-properties fo:text-align="justify" style:line-height-at-least="0.1979in"/>
    </style:style>
    <style:style style:name="T311" style:parent-style-name="SourceText" style:family="text">
      <style:text-properties fo:color="#000000" fo:font-size="10.5pt" style:font-size-asian="10.5pt" style:font-size-complex="10.5pt"/>
    </style:style>
    <style:style style:name="T31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13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14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1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16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1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18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19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2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21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2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23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2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25" style:parent-style-name="PreformattedText" style:family="paragraph">
      <style:paragraph-properties fo:text-align="justify" style:line-height-at-least="0.1979in"/>
    </style:style>
    <style:style style:name="T326" style:parent-style-name="SourceText" style:family="text">
      <style:text-properties fo:color="#000000" fo:font-size="10.5pt" style:font-size-asian="10.5pt" style:font-size-complex="10.5pt"/>
    </style:style>
    <style:style style:name="T32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28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2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30" style:parent-style-name="PreformattedText" style:family="paragraph">
      <style:paragraph-properties fo:text-align="justify" style:line-height-at-least="0.1979in"/>
    </style:style>
    <style:style style:name="T331" style:parent-style-name="SourceText" style:family="text">
      <style:text-properties fo:color="#000000" fo:font-size="10.5pt" style:font-size-asian="10.5pt" style:font-size-complex="10.5pt"/>
    </style:style>
    <style:style style:name="T33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33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34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3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36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3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38" style:parent-style-name="PreformattedText" style:family="paragraph">
      <style:paragraph-properties fo:text-align="justify" style:line-height-at-least="0.1979in"/>
    </style:style>
    <style:style style:name="T339" style:parent-style-name="SourceText" style:family="text">
      <style:text-properties fo:color="#000000" fo:font-size="10.5pt" style:font-size-asian="10.5pt" style:font-size-complex="10.5pt"/>
    </style:style>
    <style:style style:name="T34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4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4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4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4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4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4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47" style:parent-style-name="PreformattedText" style:family="paragraph">
      <style:paragraph-properties fo:text-align="justify" style:line-height-at-least="0.1979in"/>
    </style:style>
    <style:style style:name="T348" style:parent-style-name="SourceText" style:family="text">
      <style:text-properties fo:color="#000000" fo:font-size="10.5pt" style:font-size-asian="10.5pt" style:font-size-complex="10.5pt"/>
    </style:style>
    <style:style style:name="T34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5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5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52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5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54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5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56" style:parent-style-name="PreformattedText" style:family="paragraph">
      <style:paragraph-properties fo:text-align="justify" style:line-height-at-least="0.1979in"/>
    </style:style>
    <style:style style:name="T357" style:parent-style-name="SourceText" style:family="text">
      <style:text-properties fo:color="#000000" fo:font-size="10.5pt" style:font-size-asian="10.5pt" style:font-size-complex="10.5pt"/>
    </style:style>
    <style:style style:name="T35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59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60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6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62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6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64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65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6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67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6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69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7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71" style:parent-style-name="PreformattedText" style:family="paragraph">
      <style:paragraph-properties fo:text-align="justify" style:line-height-at-least="0.1979in"/>
    </style:style>
    <style:style style:name="T372" style:parent-style-name="SourceText" style:family="text">
      <style:text-properties fo:color="#000000" fo:font-size="10.5pt" style:font-size-asian="10.5pt" style:font-size-complex="10.5pt"/>
    </style:style>
    <style:style style:name="T37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74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7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76" style:parent-style-name="PreformattedText" style:family="paragraph">
      <style:paragraph-properties fo:text-align="justify" style:line-height-at-least="0.1979in"/>
    </style:style>
    <style:style style:name="T377" style:parent-style-name="SourceText" style:family="text">
      <style:text-properties fo:color="#000000" fo:font-size="10.5pt" style:font-size-asian="10.5pt" style:font-size-complex="10.5pt"/>
    </style:style>
    <style:style style:name="T37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79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80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38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82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8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84" style:parent-style-name="PreformattedText" style:family="paragraph">
      <style:paragraph-properties fo:text-align="justify" style:line-height-at-least="0.1979in"/>
    </style:style>
    <style:style style:name="T385" style:parent-style-name="SourceText" style:family="text">
      <style:text-properties fo:color="#000000" fo:font-size="10.5pt" style:font-size-asian="10.5pt" style:font-size-complex="10.5pt"/>
    </style:style>
    <style:style style:name="T38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87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8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89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9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9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9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393" style:parent-style-name="PreformattedText" style:family="paragraph">
      <style:paragraph-properties fo:text-align="justify" style:line-height-at-least="0.1979in"/>
    </style:style>
    <style:style style:name="T394" style:parent-style-name="SourceText" style:family="text">
      <style:text-properties fo:color="#000000" fo:font-size="10.5pt" style:font-size-asian="10.5pt" style:font-size-complex="10.5pt"/>
    </style:style>
    <style:style style:name="T39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96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39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39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39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0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0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02" style:parent-style-name="PreformattedText" style:family="paragraph">
      <style:paragraph-properties fo:text-align="justify" style:line-height-at-least="0.1979in"/>
    </style:style>
    <style:style style:name="T403" style:parent-style-name="SourceText" style:family="text">
      <style:text-properties fo:color="#000000" fo:font-size="10.5pt" style:font-size-asian="10.5pt" style:font-size-complex="10.5pt"/>
    </style:style>
    <style:style style:name="T40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0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0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40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0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40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1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11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41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13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41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1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1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17" style:parent-style-name="PreformattedText" style:family="paragraph">
      <style:paragraph-properties fo:text-align="justify" style:line-height-at-least="0.1979in"/>
    </style:style>
    <style:style style:name="T418" style:parent-style-name="SourceText" style:family="text">
      <style:text-properties fo:color="#000000" fo:font-size="10.5pt" style:font-size-asian="10.5pt" style:font-size-complex="10.5pt"/>
    </style:style>
    <style:style style:name="T41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20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2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22" style:parent-style-name="PreformattedText" style:family="paragraph">
      <style:paragraph-properties fo:text-align="justify" style:line-height-at-least="0.1979in"/>
    </style:style>
    <style:style style:name="T423" style:parent-style-name="SourceText" style:family="text">
      <style:text-properties fo:color="#000000" fo:font-size="10.5pt" style:font-size-asian="10.5pt" style:font-size-complex="10.5pt"/>
    </style:style>
    <style:style style:name="T42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2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26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42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28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429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30" style:parent-style-name="PreformattedText" style:family="paragraph">
      <style:paragraph-properties fo:text-align="justify" style:line-height-at-least="0.1979in"/>
    </style:style>
    <style:style style:name="T431" style:parent-style-name="SourceText" style:family="text">
      <style:text-properties fo:color="#000000" fo:font-size="10.5pt" style:font-size-asian="10.5pt" style:font-size-complex="10.5pt"/>
    </style:style>
    <style:style style:name="T43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33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3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35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43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37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3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39" style:parent-style-name="PreformattedText" style:family="paragraph">
      <style:paragraph-properties fo:text-align="justify" style:line-height-at-least="0.1979in"/>
    </style:style>
    <style:style style:name="T440" style:parent-style-name="SourceText" style:family="text">
      <style:text-properties fo:color="#000000" fo:font-size="10.5pt" style:font-size-asian="10.5pt" style:font-size-complex="10.5pt"/>
    </style:style>
    <style:style style:name="T441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42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4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44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44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46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4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48" style:parent-style-name="PreformattedText" style:family="paragraph">
      <style:paragraph-properties fo:text-align="justify" style:line-height-at-least="0.1979in"/>
    </style:style>
    <style:style style:name="T449" style:parent-style-name="SourceText" style:family="text">
      <style:text-properties fo:color="#000000" fo:font-size="10.5pt" style:font-size-asian="10.5pt" style:font-size-complex="10.5pt"/>
    </style:style>
    <style:style style:name="T45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5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52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453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54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45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56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57" style:parent-style-name="SourceText" style:family="text">
      <style:text-properties style:font-name="Inconsolata, monospace" fo:color="#FC0204" fo:font-size="10.5pt" style:font-size-asian="10.5pt" style:font-size-complex="10.5pt"/>
    </style:style>
    <style:style style:name="T458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59" style:parent-style-name="SourceText" style:family="text">
      <style:text-properties style:font-name="Inconsolata, monospace" fo:color="#000000" fo:font-size="10.5pt" style:font-size-asian="10.5pt" style:font-size-complex="10.5pt"/>
    </style:style>
    <style:style style:name="T46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6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6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63" style:parent-style-name="PreformattedText" style:family="paragraph">
      <style:paragraph-properties fo:text-align="justify" style:line-height-at-least="0.1979in"/>
    </style:style>
    <style:style style:name="T464" style:parent-style-name="SourceText" style:family="text">
      <style:text-properties fo:color="#000000" fo:font-size="10.5pt" style:font-size-asian="10.5pt" style:font-size-complex="10.5pt"/>
    </style:style>
    <style:style style:name="T465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66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67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68" style:parent-style-name="PreformattedText" style:family="paragraph">
      <style:paragraph-properties fo:text-align="justify" style:line-height-at-least="0.1979in"/>
    </style:style>
    <style:style style:name="T469" style:parent-style-name="SourceText" style:family="text">
      <style:text-properties fo:color="#000000" fo:font-size="10.5pt" style:font-size-asian="10.5pt" style:font-size-complex="10.5pt"/>
    </style:style>
    <style:style style:name="T470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71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72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73" style:parent-style-name="PreformattedText" style:family="paragraph">
      <style:paragraph-properties fo:text-align="justify" style:line-height-at-least="0.1979in"/>
    </style:style>
    <style:style style:name="T474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T475" style:parent-style-name="SourceText" style:family="text">
      <style:text-properties style:font-name="Inconsolata, monospace" fo:color="#0000FF" fo:font-size="10.5pt" style:font-size-asian="10.5pt" style:font-size-complex="10.5pt"/>
    </style:style>
    <style:style style:name="T476" style:parent-style-name="SourceText" style:family="text">
      <style:text-properties style:font-name="Inconsolata, monospace" fo:color="#446FBD" fo:font-size="10.5pt" style:font-size-asian="10.5pt" style:font-size-complex="10.5pt"/>
    </style:style>
    <style:style style:name="P477" style:parent-style-name="PreformattedText" style:family="paragraph">
      <style:paragraph-properties fo:margin-left="0.1041in" fo:margin-right="0.1041in">
        <style:tab-stops/>
      </style:paragraph-properties>
    </style:style>
    <style:style style:name="T478" style:parent-style-name="SourceText" style:family="text">
      <style:text-properties style:font-name="sans-serif" fo:font-weight="bold" style:font-weight-asian="bold" style:font-weight-complex="bold" fo:color="#000000" fo:font-size="14pt" style:font-size-asian="14pt" style:font-size-complex="12pt"/>
    </style:style>
    <style:style style:name="T479" style:parent-style-name="SourceText" style:family="text">
      <style:text-properties style:font-name="sans-serif" fo:font-weight="bold" style:font-weight-asian="bold" style:font-weight-complex="bold" fo:color="#000000" fo:font-size="14pt" style:font-size-asian="14pt" style:font-size-complex="12pt"/>
    </style:style>
    <style:style style:name="T480" style:parent-style-name="StrongEmphasis" style:family="text">
      <style:text-properties style:font-name="sans-serif" fo:color="#000000" fo:font-size="14pt" style:font-size-asian="14pt" style:font-size-complex="12pt"/>
    </style:style>
    <style:style style:name="T481" style:parent-style-name="SourceText" style:family="text">
      <style:text-properties style:font-name="Inconsolata, monospace" fo:font-weight="bold" style:font-weight-asian="bold" style:font-weight-complex="bold" fo:color="#000000" fo:font-size="12pt" style:font-size-asian="12pt" style:font-size-complex="12pt"/>
    </style:style>
    <style:style style:name="T482" style:parent-style-name="SourceText" style:family="text">
      <style:text-properties style:font-name="sans-serif" fo:font-weight="bold" style:font-weight-asian="bold" style:font-weight-complex="bold" fo:color="#000000" fo:font-size="14pt" style:font-size-asian="14pt" style:font-size-complex="12pt"/>
    </style:style>
    <style:style style:name="P483" style:parent-style-name="PreformattedText" style:family="paragraph">
      <style:paragraph-properties fo:margin-left="0.1041in" fo:margin-right="0.1041in">
        <style:tab-stops/>
      </style:paragraph-properties>
    </style:style>
    <style:style style:name="P484" style:parent-style-name="PreformattedText" style:list-style-name="LFO1" style:family="paragraph">
      <style:paragraph-properties fo:margin-right="0.1041in"/>
    </style:style>
    <style:style style:name="T485" style:parent-style-name="SourceText" style:family="text">
      <style:text-properties style:font-name="sans-serif" fo:color="#000000" fo:font-size="14pt" style:font-size-asian="14pt" style:font-size-complex="12pt"/>
    </style:style>
    <style:style style:name="P486" style:parent-style-name="PreformattedText" style:family="paragraph">
      <style:paragraph-properties fo:margin-left="0.3541in" fo:margin-right="0.1041in">
        <style:tab-stops/>
      </style:paragraph-properties>
    </style:style>
    <style:style style:name="T487" style:parent-style-name="Fuentedepárrafopredeter." style:family="text">
      <style:text-properties style:font-name="Arial" style:font-name-complex="Arial" fo:font-weight="bold" style:font-weight-asian="bold" fo:background-color="#FFFF00"/>
    </style:style>
    <style:style style:name="P488" style:parent-style-name="PreformattedText" style:family="paragraph">
      <style:paragraph-properties fo:margin-left="0.1041in" fo:margin-right="0.1041in">
        <style:tab-stops/>
      </style:paragraph-properties>
    </style:style>
    <style:style style:name="P489" style:parent-style-name="PreformattedText" style:list-style-name="LFO1" style:family="paragraph">
      <style:paragraph-properties fo:margin-right="0.1041in"/>
    </style:style>
    <style:style style:name="T490" style:parent-style-name="SourceText" style:family="text">
      <style:text-properties style:font-name="sans-serif" fo:color="#000000" fo:font-size="14pt" style:font-size-asian="14pt" style:font-size-complex="12pt"/>
    </style:style>
    <style:style style:name="P491" style:parent-style-name="PreformattedText" style:family="paragraph">
      <style:paragraph-properties fo:margin-left="0.1041in" fo:margin-right="0.1041in">
        <style:tab-stops/>
      </style:paragraph-properties>
    </style:style>
    <style:style style:name="T492" style:parent-style-name="Fuentedepárrafopredeter." style:family="text">
      <style:text-properties style:font-name="Arial" style:font-name-complex="Arial" fo:font-weight="bold" style:font-weight-asian="bold" fo:background-color="#FFFF00"/>
    </style:style>
    <style:style style:name="P493" style:parent-style-name="PreformattedText" style:family="paragraph">
      <style:paragraph-properties fo:margin-left="0.1041in" fo:margin-right="0.1041in">
        <style:tab-stops/>
      </style:paragraph-properties>
      <style:text-properties style:font-name="Arial" style:font-name-complex="Arial" fo:font-weight="bold" style:font-weight-asian="bold"/>
    </style:style>
    <style:style style:name="P494" style:parent-style-name="PreformattedText" style:family="paragraph">
      <style:paragraph-properties fo:margin-left="0.1041in" fo:margin-right="0.1041in">
        <style:tab-stops/>
      </style:paragraph-properties>
    </style:style>
    <style:style style:name="P495" style:parent-style-name="Textbody" style:list-style-name="LFO1" style:family="paragraph">
      <style:paragraph-properties fo:margin-right="0.1041in"/>
    </style:style>
    <style:style style:name="T496" style:parent-style-name="SourceText" style:family="text">
      <style:text-properties style:font-name="sans-serif" fo:color="#000000" fo:font-size="14pt" style:font-size-asian="14pt"/>
    </style:style>
    <style:style style:name="P497" style:parent-style-name="Textbody" style:family="paragraph">
      <style:paragraph-properties fo:margin-left="0.1041in" fo:margin-right="0.1041in">
        <style:tab-stops/>
      </style:paragraph-properties>
    </style:style>
    <style:style style:name="T498" style:parent-style-name="Fuentedepárrafopredeter." style:family="text">
      <style:text-properties style:font-name="Arial" style:font-name-complex="Arial" fo:font-weight="bold" style:font-weight-asian="bold" fo:background-color="#FFFF00"/>
    </style:style>
    <style:style style:name="P499" style:parent-style-name="Textbody" style:list-style-name="LFO1" style:family="paragraph">
      <style:paragraph-properties fo:margin-right="0.1041in"/>
      <style:text-properties style:font-name="sans-serif" fo:color="#000000" fo:font-size="14pt" style:font-size-asian="14pt"/>
    </style:style>
    <style:style style:name="P500" style:parent-style-name="Textbody" style:family="paragraph">
      <style:paragraph-properties fo:margin-left="0.3486in" fo:margin-right="0.1041in">
        <style:tab-stops/>
      </style:paragraph-properties>
    </style:style>
    <style:style style:name="T501" style:parent-style-name="Fuentedepárrafopredeter." style:family="text">
      <style:text-properties style:font-name="Arial" style:font-name-complex="Arial" fo:font-weight="bold" style:font-weight-asian="bold" fo:background-color="#FFFF00"/>
    </style:style>
    <style:style style:name="P502" style:parent-style-name="Textbody" style:list-style-name="LFO1" style:family="paragraph">
      <style:paragraph-properties fo:margin-right="0.1041in"/>
      <style:text-properties style:font-name="sans-serif" fo:color="#000000" fo:font-size="14pt" style:font-size-asian="14pt"/>
    </style:style>
    <style:style style:name="P503" style:parent-style-name="Textbody" style:family="paragraph">
      <style:paragraph-properties fo:margin-left="0.3486in" fo:margin-right="0.1041in">
        <style:tab-stops/>
      </style:paragraph-properties>
    </style:style>
    <style:style style:name="T504" style:parent-style-name="Fuentedepárrafopredeter." style:family="text">
      <style:text-properties style:font-name="Arial" style:font-name-complex="Arial" fo:font-weight="bold" style:font-weight-asian="bold" fo:background-color="#FFFF00"/>
    </style:style>
    <style:style style:name="P505" style:parent-style-name="Textbody" style:list-style-name="LFO1" style:family="paragraph">
      <style:paragraph-properties fo:margin-right="0.1041in"/>
      <style:text-properties style:font-name="sans-serif" fo:color="#000000" fo:font-size="14pt" style:font-size-asian="14pt"/>
    </style:style>
    <style:style style:name="T506" style:parent-style-name="Fuentedepárrafopredeter." style:family="text">
      <style:text-properties style:font-name="Arial" style:font-name-complex="Arial" fo:font-weight="bold" style:font-weight-asian="bold" fo:background-color="#FFFF00"/>
    </style:style>
    <style:style style:name="T507" style:parent-style-name="Fuentedepárrafopredeter." style:family="text">
      <style:text-properties style:font-name="Arial" style:font-name-complex="Arial" fo:font-weight="bold" style:font-weight-asian="bold" fo:background-color="#FFFF00"/>
    </style:style>
    <style:style style:name="P508" style:parent-style-name="Textbody" style:list-style-name="LFO1" style:family="paragraph">
      <style:paragraph-properties fo:margin-right="0.1041in"/>
      <style:text-properties style:font-name="sans-serif" fo:color="#000000" fo:font-size="14pt" style:font-size-asian="14pt"/>
    </style:style>
    <style:style style:name="P509" style:parent-style-name="Textbody" style:family="paragraph">
      <style:paragraph-properties fo:margin-left="0.3486in" fo:margin-right="0.1041in">
        <style:tab-stops/>
      </style:paragraph-properties>
      <style:text-properties style:font-name="Arial" style:font-name-complex="Arial" fo:font-weight="bold" style:font-weight-asian="bold" fo:background-color="#FFFF00"/>
    </style:style>
    <style:style style:name="P510" style:parent-style-name="Textbody" style:family="paragraph">
      <style:paragraph-properties fo:margin-left="0.1041in" fo:margin-right="0.1041in">
        <style:tab-stops/>
      </style:paragraph-properties>
      <style:text-properties style:font-name="sans-serif" fo:color="#000000" fo:font-size="14pt" style:font-size-asian="14pt"/>
    </style:style>
    <style:style style:name="P511" style:parent-style-name="Textbody" style:family="paragraph">
      <style:paragraph-properties fo:margin-left="0.1041in" fo:margin-right="0.1041in">
        <style:tab-stops/>
      </style:paragraph-properties>
      <style:text-properties style:font-name="sans-serif" fo:font-weight="bold" style:font-weight-asian="bold" style:font-weight-complex="bold" fo:color="#000000" fo:font-size="14pt" style:font-size-asian="14pt"/>
    </style:style>
    <style:style style:name="P512" style:parent-style-name="Textbody" style:family="paragraph">
      <style:paragraph-properties fo:margin-left="0.1041in" fo:margin-right="0.1041in">
        <style:tab-stops/>
      </style:paragraph-properties>
    </style:style>
    <style:style style:name="T513" style:parent-style-name="Fuentedepárrafopredeter." style:family="text">
      <style:text-properties style:font-name="sans-serif" fo:color="#000000" fo:font-size="14pt" style:font-size-asian="14pt"/>
    </style:style>
    <style:style style:name="T514" style:parent-style-name="Fuentedepárrafopredeter." style:family="text">
      <style:text-properties fo:background-color="#FFFF00"/>
    </style:style>
    <style:style style:name="T515" style:parent-style-name="Fuentedepárrafopredeter." style:family="text">
      <style:text-properties fo:font-weight="bold" style:font-weight-asian="bold" fo:background-color="#FFFF00"/>
    </style:style>
    <style:style style:name="P516" style:parent-style-name="Textbody" style:family="paragraph">
      <style:paragraph-properties fo:margin-left="0.1041in" fo:margin-right="0.1041in">
        <style:tab-stops/>
      </style:paragraph-properties>
    </style:style>
    <style:style style:name="T517" style:parent-style-name="Fuentedepárrafopredeter." style:family="text">
      <style:text-properties style:font-name="sans-serif" fo:color="#000000" fo:font-size="14pt" style:font-size-asian="14pt"/>
    </style:style>
    <style:style style:name="T518" style:parent-style-name="Fuentedepárrafopredeter." style:family="text">
      <style:text-properties style:font-name="sans-serif" fo:color="#000000" fo:font-size="13pt" style:font-size-asian="13pt" style:font-size-complex="13pt"/>
    </style:style>
    <style:style style:name="T519" style:parent-style-name="Fuentedepárrafopredeter." style:family="text">
      <style:text-properties style:font-name="sans-serif" fo:color="#000000" fo:font-size="13pt" style:font-size-asian="13pt" style:font-size-complex="13pt"/>
    </style:style>
    <style:style style:name="T520" style:parent-style-name="Fuentedepárrafopredeter." style:family="text">
      <style:text-properties fo:font-weight="bold" style:font-weight-asian="bold" fo:background-color="#FFFF00"/>
    </style:style>
    <style:style style:name="P521" style:parent-style-name="Textbody" style:family="paragraph">
      <style:paragraph-properties fo:margin-left="0.1041in" fo:margin-right="0.1041in">
        <style:tab-stops/>
      </style:paragraph-properties>
    </style:style>
    <style:style style:name="T522" style:parent-style-name="Fuentedepárrafopredeter." style:family="text">
      <style:text-properties fo:font-weight="bold" style:font-weight-asian="bold" fo:background-color="#FFFF00"/>
    </style:style>
    <style:style style:name="P523" style:parent-style-name="Textbody" style:family="paragraph">
      <style:paragraph-properties fo:margin-left="0.1041in" fo:margin-right="0.1041in">
        <style:tab-stops/>
      </style:paragraph-properties>
      <style:text-properties style:font-name="sans-serif" fo:color="#000000" fo:font-size="13pt" style:font-size-asian="13pt" style:font-size-complex="13pt"/>
    </style:style>
    <style:style style:name="P524" style:parent-style-name="Textbody" style:family="paragraph">
      <style:paragraph-properties fo:margin-left="0.1041in" fo:margin-right="0.1041in">
        <style:tab-stops/>
      </style:paragraph-properties>
    </style:style>
    <style:style style:name="T525" style:parent-style-name="Fuentedepárrafopredeter." style:family="text">
      <style:text-properties style:font-name="Arial" style:font-name-complex="Arial" fo:font-weight="bold" style:font-weight-asian="bold" fo:color="#000000" fo:font-size="13pt" style:font-size-asian="13pt" style:font-size-complex="13pt" fo:background-color="#FFFF00"/>
    </style:style>
    <style:style style:name="P526" style:parent-style-name="Textbody" style:family="paragraph">
      <style:paragraph-properties fo:margin-left="0.1041in" fo:margin-right="0.1041in">
        <style:tab-stops/>
      </style:paragraph-properties>
      <style:text-properties style:font-name="sans-serif" fo:color="#000000" fo:font-size="13pt" style:font-size-asian="13pt" style:font-size-complex="13pt"/>
    </style:style>
    <style:style style:name="P527" style:parent-style-name="Textbody" style:family="paragraph">
      <style:paragraph-properties fo:margin-left="0.1041in" fo:margin-right="0.1041in">
        <style:tab-stops/>
      </style:paragraph-properties>
      <style:text-properties style:font-name="sans-serif" fo:color="#000000" fo:font-size="13pt" style:font-size-asian="13pt" style:font-size-complex="13pt"/>
    </style:style>
    <style:style style:name="P528" style:parent-style-name="Textbody" style:family="paragraph">
      <style:paragraph-properties fo:margin-left="0.1041in" fo:margin-right="0.1041in">
        <style:tab-stops/>
      </style:paragraph-properties>
      <style:text-properties style:font-name="sans-serif" fo:font-weight="bold" style:font-weight-asian="bold" fo:color="#000000" fo:font-size="13pt" style:font-size-asian="13pt" style:font-size-complex="13pt" fo:background-color="#FFFF00"/>
    </style:style>
    <style:style style:name="P529" style:parent-style-name="Textbody" style:family="paragraph">
      <style:paragraph-properties fo:margin-left="0.1041in" fo:margin-right="0.1041in">
        <style:tab-stops/>
      </style:paragraph-properties>
      <style:text-properties style:font-name="sans-serif" fo:font-weight="bold" style:font-weight-asian="bold" fo:color="#000000" fo:font-size="13pt" style:font-size-asian="13pt" style:font-size-complex="13pt" fo:background-color="#FFFF00"/>
    </style:style>
    <style:style style:name="P530" style:parent-style-name="Textbody" style:family="paragraph">
      <style:paragraph-properties fo:margin-left="0.1041in" fo:margin-right="0.1041in">
        <style:tab-stops/>
      </style:paragraph-properties>
      <style:text-properties style:font-name="sans-serif" fo:font-weight="bold" style:font-weight-asian="bold" fo:color="#000000" fo:font-size="13pt" style:font-size-asian="13pt" style:font-size-complex="13pt" fo:background-color="#FFFF00"/>
    </style:style>
    <style:style style:name="P531" style:parent-style-name="Textbody" style:family="paragraph">
      <style:paragraph-properties fo:margin-left="0.1041in" fo:margin-right="0.1041in">
        <style:tab-stops/>
      </style:paragraph-properties>
    </style:style>
    <style:style style:name="T532" style:parent-style-name="Fuentedepárrafopredeter." style:family="text">
      <style:text-properties style:font-name="sans-serif" fo:font-weight="bold" style:font-weight-asian="bold" fo:color="#000000" fo:font-size="13pt" style:font-size-asian="13pt" style:font-size-complex="13pt" fo:background-color="#FFFF00"/>
    </style:style>
    <style:style style:name="P533" style:parent-style-name="Textbody" style:family="paragraph">
      <style:paragraph-properties fo:margin-left="0.1041in" fo:margin-right="0.1041in">
        <style:tab-stops/>
      </style:paragraph-properties>
      <style:text-properties style:font-name="sans-serif" fo:color="#000000" fo:font-size="13pt" style:font-size-asian="13pt" style:font-size-complex="13pt"/>
    </style:style>
    <style:style style:name="P534" style:parent-style-name="Textbody" style:family="paragraph">
      <style:paragraph-properties fo:margin-left="0.1041in" fo:margin-right="0.1041in">
        <style:tab-stops/>
      </style:paragraph-properties>
      <style:text-properties style:font-name="sans-serif" fo:color="#000000" fo:font-size="13pt" style:font-size-asian="13pt" style:font-size-complex="13pt"/>
    </style:style>
    <style:style style:name="P535" style:parent-style-name="Textbody" style:family="paragraph">
      <style:paragraph-properties fo:margin-left="0.1041in" fo:margin-right="0.1041in">
        <style:tab-stops/>
      </style:paragraph-properties>
    </style:style>
  </office:automatic-styles>
  <office:body>
    <office:text text:use-soft-page-breaks="true">
      <text:p text:style-name="P1"><text:span text:style-name="T2">REPASO XPATH</text:span></text:p>
      <text:p text:style-name="P3"><text:span text:style-name="T4">&lt;</text:span><text:span text:style-name="T5">geografia</text:span><text:span text:style-name="T6">&gt;</text:span></text:p>
      <text:p text:style-name="P7"><text:span text:style-name="T8"><text:s text:c="2"/></text:span><text:span text:style-name="T9">&lt;</text:span><text:span text:style-name="T10">organizaciones</text:span><text:span text:style-name="T11">&gt;</text:span></text:p>
      <text:p text:style-name="P12"><text:span text:style-name="T13"><text:s text:c="4"/></text:span><text:span text:style-name="T14">&lt;</text:span><text:span text:style-name="T15">organizacion<text:s/></text:span><text:span text:style-name="T16">nombre</text:span><text:span text:style-name="T17">="</text:span><text:span text:style-name="T18">otan</text:span><text:span text:style-name="T19">"</text:span><text:span text:style-name="T20"><text:s/></text:span><text:span text:style-name="T21">tipo</text:span><text:span text:style-name="T22">="</text:span><text:span text:style-name="T23">militar</text:span><text:span text:style-name="T24">"</text:span><text:span text:style-name="T25"><text:s/></text:span><text:span text:style-name="T26">/&gt;</text:span></text:p>
      <text:p text:style-name="P27"><text:span text:style-name="T28"><text:s text:c="4"/></text:span><text:span text:style-name="T29">&lt;</text:span><text:span text:style-name="T30">organizacion<text:s/></text:span><text:span text:style-name="T31">nombre</text:span><text:span text:style-name="T32">="</text:span><text:span text:style-name="T33">ue</text:span><text:span text:style-name="T34">"</text:span><text:span text:style-name="T35"><text:s/></text:span><text:span text:style-name="T36">tipo</text:span><text:span text:style-name="T37">="</text:span><text:span text:style-name="T38">economico</text:span><text:span text:style-name="T39">"</text:span><text:span text:style-name="T40"><text:s/></text:span><text:span text:style-name="T41">/&gt;</text:span></text:p>
      <text:p text:style-name="P42"><text:span text:style-name="T43"><text:s text:c="2"/></text:span><text:span text:style-name="T44">&lt;/</text:span><text:span text:style-name="T45">organizaciones</text:span><text:span text:style-name="T46">&gt;</text:span></text:p>
      <text:p text:style-name="P47"><text:span text:style-name="T48"><text:s text:c="2"/></text:span><text:span text:style-name="T49">&lt;</text:span><text:span text:style-name="T50">otan</text:span><text:span text:style-name="T51">&gt;</text:span></text:p>
      <text:p text:style-name="P52"><text:span text:style-name="T53"><text:s text:c="4"/></text:span><text:span text:style-name="T54">&lt;</text:span><text:span text:style-name="T55">pais<text:s/></text:span><text:span text:style-name="T56">nombre</text:span><text:span text:style-name="T57">="</text:span><text:span text:style-name="T58">Francia</text:span><text:span text:style-name="T59">"</text:span><text:span text:style-name="T60"><text:s/></text:span><text:span text:style-name="T61">entrada</text:span><text:span text:style-name="T62">="</text:span><text:span text:style-name="T63">1948</text:span><text:span text:style-name="T64">"</text:span><text:span text:style-name="T65"><text:s/></text:span><text:span text:style-name="T66">/&gt;</text:span></text:p>
      <text:p text:style-name="P67"><text:span text:style-name="T68"><text:s text:c="4"/></text:span><text:span text:style-name="T69">&lt;</text:span><text:span text:style-name="T70">pais<text:s/></text:span><text:span text:style-name="T71">nombre</text:span><text:span text:style-name="T72">="</text:span><text:span text:style-name="T73">España</text:span><text:span text:style-name="T74">"</text:span><text:span text:style-name="T75"><text:s/></text:span><text:span text:style-name="T76">entrada</text:span><text:span text:style-name="T77">="</text:span><text:span text:style-name="T78">1982</text:span><text:span text:style-name="T79">"</text:span><text:span text:style-name="T80"><text:s/></text:span><text:span text:style-name="T81">/&gt;</text:span></text:p>
      <text:p text:style-name="P82"><text:span text:style-name="T83"><text:s text:c="4"/></text:span><text:span text:style-name="T84">&lt;</text:span><text:span text:style-name="T85">pais<text:s/></text:span><text:span text:style-name="T86">nombre</text:span><text:span text:style-name="T87">="</text:span><text:span text:style-name="T88">Alemania</text:span><text:span text:style-name="T89">"</text:span><text:span text:style-name="T90"><text:s/></text:span><text:span text:style-name="T91">entrada</text:span><text:span text:style-name="T92">="</text:span><text:span text:style-name="T93">1955</text:span><text:span text:style-name="T94">"</text:span><text:span text:style-name="T95"><text:s/></text:span><text:span text:style-name="T96">/&gt;</text:span></text:p>
      <text:p text:style-name="P97"><text:span text:style-name="T98"><text:s text:c="2"/></text:span><text:span text:style-name="T99">&lt;/</text:span><text:span text:style-name="T100">otan</text:span><text:span text:style-name="T101">&gt;</text:span></text:p>
      <text:p text:style-name="P102"><text:span text:style-name="T103"><text:s text:c="2"/></text:span><text:span text:style-name="T104">&lt;</text:span><text:span text:style-name="T105">ue</text:span><text:span text:style-name="T106">&gt;</text:span></text:p>
      <text:p text:style-name="P107"><text:span text:style-name="T108"><text:s text:c="4"/></text:span><text:span text:style-name="T109">&lt;</text:span><text:span text:style-name="T110">pais<text:s/></text:span><text:span text:style-name="T111">nombre</text:span><text:span text:style-name="T112">="</text:span><text:span text:style-name="T113">Francia</text:span><text:span text:style-name="T114">"</text:span><text:span text:style-name="T115"><text:s/></text:span><text:span text:style-name="T116">entrada</text:span><text:span text:style-name="T117">="</text:span><text:span text:style-name="T118">1957</text:span><text:span text:style-name="T119">"</text:span><text:span text:style-name="T120"><text:s/></text:span><text:span text:style-name="T121">/&gt;</text:span></text:p>
      <text:p text:style-name="P122"><text:span text:style-name="T123"><text:s text:c="4"/></text:span><text:span text:style-name="T124">&lt;</text:span><text:span text:style-name="T125">pais<text:s/></text:span><text:span text:style-name="T126">nombre</text:span><text:span text:style-name="T127">="</text:span><text:span text:style-name="T128">España</text:span><text:span text:style-name="T129">"</text:span><text:span text:style-name="T130"><text:s/></text:span><text:span text:style-name="T131">entrada</text:span><text:span text:style-name="T132">="</text:span><text:span text:style-name="T133">1986</text:span><text:span text:style-name="T134">"</text:span><text:span text:style-name="T135"><text:s/></text:span><text:span text:style-name="T136">/&gt;</text:span></text:p>
      <text:p text:style-name="P137"><text:span text:style-name="T138"><text:s text:c="4"/></text:span><text:span text:style-name="T139">&lt;</text:span><text:span text:style-name="T140">pais<text:s/></text:span><text:span text:style-name="T141">nombre</text:span><text:span text:style-name="T142">="</text:span><text:span text:style-name="T143">Suecia</text:span><text:span text:style-name="T144">"</text:span><text:span text:style-name="T145"><text:s/></text:span><text:span text:style-name="T146">entrada</text:span><text:span text:style-name="T147">="</text:span><text:span text:style-name="T148">1995</text:span><text:span text:style-name="T149">"</text:span><text:span text:style-name="T150"><text:s/></text:span><text:span text:style-name="T151">/&gt;</text:span></text:p>
      <text:p text:style-name="P152"><text:span text:style-name="T153"><text:s text:c="4"/></text:span><text:span text:style-name="T154">&lt;</text:span><text:span text:style-name="T155">pais<text:s/></text:span><text:span text:style-name="T156">nombre</text:span><text:span text:style-name="T157">="</text:span><text:span text:style-name="T158">Alemania</text:span><text:span text:style-name="T159">"</text:span><text:span text:style-name="T160"><text:s/></text:span><text:span text:style-name="T161">entrada</text:span><text:span text:style-name="T162">="</text:span><text:span text:style-name="T163">1957</text:span><text:span text:style-name="T164">"</text:span><text:span text:style-name="T165"><text:s/></text:span><text:span text:style-name="T166">/&gt;</text:span></text:p>
      <text:p text:style-name="P167"><text:span text:style-name="T168"><text:s text:c="4"/></text:span><text:span text:style-name="T169">&lt;</text:span><text:span text:style-name="T170">pais<text:s/></text:span><text:span text:style-name="T171">nombre</text:span><text:span text:style-name="T172">="</text:span><text:span text:style-name="T173">Finlandia</text:span><text:span text:style-name="T174">"</text:span><text:span text:style-name="T175"><text:s/></text:span><text:span text:style-name="T176">entrada</text:span><text:span text:style-name="T177">="</text:span><text:span text:style-name="T178">1995</text:span><text:span text:style-name="T179">"</text:span><text:span text:style-name="T180"><text:s/></text:span><text:span text:style-name="T181">/&gt;</text:span></text:p>
      <text:p text:style-name="P182"><text:span text:style-name="T183"><text:s text:c="2"/></text:span><text:span text:style-name="T184">&lt;/</text:span><text:span text:style-name="T185">ue</text:span><text:span text:style-name="T186">&gt;</text:span></text:p>
      <text:p text:style-name="P187"><text:span text:style-name="T188"><text:s text:c="2"/></text:span><text:span text:style-name="T189">&lt;</text:span><text:span text:style-name="T190">paises</text:span><text:span text:style-name="T191">&gt;</text:span></text:p>
      <text:p text:style-name="P192"><text:span text:style-name="T193"><text:s text:c="4"/></text:span><text:span text:style-name="T194">&lt;</text:span><text:span text:style-name="T195">pais<text:s/></text:span><text:span text:style-name="T196">tipo</text:span><text:span text:style-name="T197">="</text:span><text:span text:style-name="T198">república</text:span><text:span text:style-name="T199">"&gt;</text:span></text:p>
      <text:p text:style-name="P200"><text:span text:style-name="T201"><text:s text:c="6"/></text:span><text:span text:style-name="T202">&lt;</text:span><text:span text:style-name="T203">nombre</text:span><text:span text:style-name="T204">&gt;</text:span><text:span text:style-name="T205">Ucrania</text:span><text:span text:style-name="T206">&lt;/</text:span><text:span text:style-name="T207">nombre</text:span><text:span text:style-name="T208">&gt;</text:span></text:p>
      <text:p text:style-name="P209"><text:span text:style-name="T210"><text:s text:c="6"/></text:span><text:span text:style-name="T211">&lt;</text:span><text:span text:style-name="T212">capital</text:span><text:span text:style-name="T213">&gt;</text:span><text:span text:style-name="T214">Kiev</text:span><text:span text:style-name="T215">&lt;/</text:span><text:span text:style-name="T216">capital</text:span><text:span text:style-name="T217">&gt;</text:span></text:p>
      <text:p text:style-name="P218"><text:span text:style-name="T219"><text:s text:c="6"/></text:span><text:span text:style-name="T220">&lt;</text:span><text:span text:style-name="T221">datos<text:s/></text:span><text:span text:style-name="T222">superficie</text:span><text:span text:style-name="T223">="</text:span><text:span text:style-name="T224">603700</text:span><text:span text:style-name="T225">"</text:span><text:span text:style-name="T226"><text:s/></text:span><text:span text:style-name="T227">poblacion</text:span><text:span text:style-name="T228">="</text:span><text:span text:style-name="T229">48.4</text:span><text:span text:style-name="T230">"</text:span><text:span text:style-name="T231"><text:s/></text:span><text:span text:style-name="T232">/&gt;</text:span></text:p>
      <text:p text:style-name="P233"><text:span text:style-name="T234"><text:s text:c="4"/></text:span><text:span text:style-name="T235">&lt;/</text:span><text:span text:style-name="T236">pais</text:span><text:span text:style-name="T237">&gt;</text:span></text:p>
      <text:p text:style-name="P238"><text:span text:style-name="T239"><text:s text:c="4"/></text:span><text:span text:style-name="T240">&lt;</text:span><text:span text:style-name="T241">pais<text:s/></text:span><text:span text:style-name="T242">tipo</text:span><text:span text:style-name="T243">="</text:span><text:span text:style-name="T244">república</text:span><text:span text:style-name="T245">"&gt;</text:span></text:p>
      <text:p text:style-name="P246"><text:span text:style-name="T247"><text:s text:c="6"/></text:span><text:span text:style-name="T248">&lt;</text:span><text:span text:style-name="T249">nombre</text:span><text:span text:style-name="T250">&gt;</text:span><text:span text:style-name="T251">Francia</text:span><text:span text:style-name="T252">&lt;/</text:span><text:span text:style-name="T253">nombre</text:span><text:span text:style-name="T254">&gt;</text:span></text:p>
      <text:p text:style-name="P255"><text:span text:style-name="T256"><text:s text:c="6"/></text:span><text:span text:style-name="T257">&lt;</text:span><text:span text:style-name="T258">capital</text:span><text:span text:style-name="T259">&gt;</text:span><text:span text:style-name="T260">París</text:span><text:span text:style-name="T261">&lt;/</text:span><text:span text:style-name="T262">capital</text:span><text:span text:style-name="T263">&gt;</text:span></text:p>
      <text:p text:style-name="P264"><text:span text:style-name="T265"><text:s text:c="6"/></text:span><text:span text:style-name="T266">&lt;</text:span><text:span text:style-name="T267">datos<text:s/></text:span><text:span text:style-name="T268">superficie</text:span><text:span text:style-name="T269">="</text:span><text:span text:style-name="T270">547030</text:span><text:span text:style-name="T271">"</text:span><text:span text:style-name="T272"><text:s/></text:span><text:span text:style-name="T273">poblacion</text:span><text:span text:style-name="T274">="</text:span><text:span text:style-name="T275">63.2</text:span><text:span text:style-name="T276">"</text:span><text:span text:style-name="T277"><text:s/></text:span><text:span text:style-name="T278">/&gt;</text:span></text:p>
      <text:p text:style-name="P279"><text:span text:style-name="T280"><text:s text:c="4"/></text:span><text:span text:style-name="T281">&lt;/</text:span><text:span text:style-name="T282">pais</text:span><text:span text:style-name="T283">&gt;</text:span></text:p>
      <text:p text:style-name="P284"><text:span text:style-name="T285"><text:s text:c="4"/></text:span><text:span text:style-name="T286">&lt;</text:span><text:span text:style-name="T287">pais<text:s/></text:span><text:span text:style-name="T288">tipo</text:span><text:span text:style-name="T289">="</text:span><text:span text:style-name="T290">monarquía</text:span><text:span text:style-name="T291">"&gt;</text:span></text:p>
      <text:p text:style-name="P292"><text:span text:style-name="T293"><text:s text:c="6"/></text:span><text:span text:style-name="T294">&lt;</text:span><text:span text:style-name="T295">nombre</text:span><text:span text:style-name="T296">&gt;</text:span><text:span text:style-name="T297">España</text:span><text:span text:style-name="T298">&lt;/</text:span><text:span text:style-name="T299">nombre</text:span><text:span text:style-name="T300">&gt;</text:span></text:p>
      <text:p text:style-name="P301"><text:span text:style-name="T302"><text:s text:c="6"/></text:span><text:span text:style-name="T303">&lt;</text:span><text:span text:style-name="T304">capital</text:span><text:span text:style-name="T305">&gt;</text:span><text:span text:style-name="T306">Madrid</text:span><text:span text:style-name="T307">&lt;/</text:span><text:span text:style-name="T308">capital</text:span><text:span text:style-name="T309">&gt;</text:span></text:p>
      <text:p text:style-name="P310"><text:span text:style-name="T311"><text:s text:c="6"/></text:span><text:span text:style-name="T312">&lt;</text:span><text:span text:style-name="T313">datos<text:s/></text:span><text:span text:style-name="T314">superficie</text:span><text:span text:style-name="T315">="</text:span><text:span text:style-name="T316">547030</text:span><text:span text:style-name="T317">"</text:span><text:span text:style-name="T318"><text:s/></text:span><text:span text:style-name="T319">poblacion</text:span><text:span text:style-name="T320">="</text:span><text:span text:style-name="T321">48.4</text:span><text:span text:style-name="T322">"</text:span><text:span text:style-name="T323"><text:s/></text:span><text:span text:style-name="T324">/&gt;</text:span></text:p>
      <text:p text:style-name="P325"><text:span text:style-name="T326"><text:s text:c="4"/></text:span><text:span text:style-name="T327">&lt;/</text:span><text:span text:style-name="T328">pais</text:span><text:span text:style-name="T329">&gt;</text:span></text:p>
      <text:p text:style-name="P330"><text:span text:style-name="T331"><text:s text:c="4"/></text:span><text:span text:style-name="T332">&lt;</text:span><text:span text:style-name="T333">pais<text:s/></text:span><text:span text:style-name="T334">tipo</text:span><text:span text:style-name="T335">="</text:span><text:span text:style-name="T336">monarquía</text:span><text:span text:style-name="T337">"&gt;</text:span></text:p>
      <text:p text:style-name="P338"><text:span text:style-name="T339"><text:s text:c="6"/></text:span><text:span text:style-name="T340">&lt;</text:span><text:span text:style-name="T341">nombre</text:span><text:span text:style-name="T342">&gt;</text:span><text:span text:style-name="T343">Suecia</text:span><text:span text:style-name="T344">&lt;/</text:span><text:span text:style-name="T345">nombre</text:span><text:span text:style-name="T346">&gt;</text:span></text:p>
      <text:p text:style-name="P347"><text:span text:style-name="T348"><text:s text:c="6"/></text:span><text:span text:style-name="T349">&lt;</text:span><text:span text:style-name="T350">capital</text:span><text:span text:style-name="T351">&gt;</text:span><text:span text:style-name="T352">Estocolmo</text:span><text:span text:style-name="T353">&lt;/</text:span><text:span text:style-name="T354">capital</text:span><text:span text:style-name="T355">&gt;</text:span></text:p>
      <text:p text:style-name="P356"><text:span text:style-name="T357"><text:s text:c="6"/></text:span><text:span text:style-name="T358">&lt;</text:span><text:span text:style-name="T359">datos<text:s/></text:span><text:span text:style-name="T360">superficie</text:span><text:span text:style-name="T361">="</text:span><text:span text:style-name="T362">449964</text:span><text:span text:style-name="T363">"</text:span><text:span text:style-name="T364"><text:s/></text:span><text:span text:style-name="T365">poblacion</text:span><text:span text:style-name="T366">="</text:span><text:span text:style-name="T367">9.1</text:span><text:span text:style-name="T368">"</text:span><text:span text:style-name="T369"><text:s/></text:span><text:span text:style-name="T370">/&gt;</text:span></text:p>
      <text:p text:style-name="P371"><text:span text:style-name="T372"><text:s text:c="4"/></text:span><text:span text:style-name="T373">&lt;/</text:span><text:span text:style-name="T374">pais</text:span><text:span text:style-name="T375">&gt;</text:span></text:p>
      <text:p text:style-name="P376"><text:span text:style-name="T377"><text:s text:c="4"/></text:span><text:span text:style-name="T378">&lt;</text:span><text:span text:style-name="T379">pais<text:s/></text:span><text:span text:style-name="T380">tipo</text:span><text:span text:style-name="T381">="</text:span><text:span text:style-name="T382">república</text:span><text:span text:style-name="T383">"&gt;</text:span></text:p>
      <text:p text:style-name="P384"><text:span text:style-name="T385"><text:s text:c="6"/></text:span><text:span text:style-name="T386">&lt;</text:span><text:span text:style-name="T387">nombre</text:span><text:span text:style-name="T388">&gt;</text:span><text:span text:style-name="T389">Alemania</text:span><text:span text:style-name="T390">&lt;/</text:span><text:span text:style-name="T391">nombre</text:span><text:span text:style-name="T392">&gt;</text:span></text:p>
      <text:p text:style-name="P393"><text:span text:style-name="T394"><text:s text:c="6"/></text:span><text:span text:style-name="T395">&lt;</text:span><text:span text:style-name="T396">capital</text:span><text:span text:style-name="T397">&gt;</text:span><text:span text:style-name="T398">Berlín</text:span><text:span text:style-name="T399">&lt;/</text:span><text:span text:style-name="T400">capital</text:span><text:span text:style-name="T401">&gt;</text:span></text:p>
      <text:p text:style-name="P402"><text:span text:style-name="T403"><text:s text:c="6"/></text:span><text:span text:style-name="T404">&lt;</text:span><text:span text:style-name="T405">datos<text:s/></text:span><text:span text:style-name="T406">superficie</text:span><text:span text:style-name="T407">="</text:span><text:span text:style-name="T408">357021</text:span><text:span text:style-name="T409">"</text:span><text:span text:style-name="T410"><text:s/></text:span><text:span text:style-name="T411">poblacion</text:span><text:span text:style-name="T412">="</text:span><text:span text:style-name="T413">83.3</text:span><text:span text:style-name="T414">"</text:span><text:span text:style-name="T415"><text:s/></text:span><text:span text:style-name="T416">/&gt;</text:span></text:p>
      <text:p text:style-name="P417"><text:span text:style-name="T418"><text:s text:c="4"/></text:span><text:span text:style-name="T419">&lt;/</text:span><text:span text:style-name="T420">pais</text:span><text:span text:style-name="T421">&gt;</text:span></text:p>
      <text:p text:style-name="P422"><text:span text:style-name="T423"><text:s text:c="4"/></text:span><text:span text:style-name="T424">&lt;</text:span><text:span text:style-name="T425">pais<text:s/></text:span><text:span text:style-name="T426">tipo</text:span><text:span text:style-name="T427">="</text:span><text:span text:style-name="T428">república</text:span><text:span text:style-name="T429">"&gt;</text:span></text:p>
      <text:p text:style-name="P430"><text:span text:style-name="T431"><text:s text:c="6"/></text:span><text:span text:style-name="T432">&lt;</text:span><text:span text:style-name="T433">nombre</text:span><text:span text:style-name="T434">&gt;</text:span><text:span text:style-name="T435">Finlandia</text:span><text:span text:style-name="T436">&lt;/</text:span><text:span text:style-name="T437">nombre</text:span><text:span text:style-name="T438">&gt;</text:span></text:p>
      <text:p text:style-name="P439"><text:span text:style-name="T440"><text:s text:c="6"/></text:span><text:span text:style-name="T441">&lt;</text:span><text:span text:style-name="T442">capital</text:span><text:span text:style-name="T443">&gt;</text:span><text:span text:style-name="T444">Helsinki</text:span><text:span text:style-name="T445">&lt;/</text:span><text:span text:style-name="T446">capital</text:span><text:span text:style-name="T447">&gt;</text:span></text:p>
      <text:p text:style-name="P448"><text:span text:style-name="T449"><text:s text:c="6"/></text:span><text:span text:style-name="T450">&lt;</text:span><text:span text:style-name="T451">datos<text:s/></text:span><text:span text:style-name="T452">superficie</text:span><text:span text:style-name="T453">="</text:span><text:span text:style-name="T454">336953</text:span><text:span text:style-name="T455">"</text:span><text:span text:style-name="T456"><text:s/></text:span><text:span text:style-name="T457">poblacion</text:span><text:span text:style-name="T458">="</text:span><text:span text:style-name="T459">5.2</text:span><text:span text:style-name="T460">"</text:span><text:span text:style-name="T461"><text:s/></text:span><text:span text:style-name="T462">/&gt;</text:span></text:p>
      <text:p text:style-name="P463"><text:span text:style-name="T464"><text:s text:c="4"/></text:span><text:span text:style-name="T465">&lt;/</text:span><text:span text:style-name="T466">pais</text:span><text:span text:style-name="T467">&gt;</text:span></text:p>
      <text:p text:style-name="P468"><text:span text:style-name="T469"><text:s text:c="2"/></text:span><text:span text:style-name="T470">&lt;/</text:span><text:span text:style-name="T471">paises</text:span><text:span text:style-name="T472">&gt;</text:span></text:p>
      <text:p text:style-name="P473"><text:span text:style-name="T474">&lt;/</text:span><text:span text:style-name="T475">geografia</text:span><text:span text:style-name="T476">&gt;</text:span></text:p>
      <text:soft-page-break/>
      <text:p text:style-name="P477"><text:span text:style-name="T478">A) E</text:span><text:span text:style-name="T479">scribe las expresiones XPath que devuelvan </text:span><text:span text:style-name="T480">exactamente</text:span><text:span text:style-name="T481"> </text:span><text:span text:style-name="T482">la respuesta indicadas.</text:span></text:p>
      <text:p text:style-name="P483"/>
      <text:list text:style-name="LFO1" text:continue-numbering="true">
        <text:list-item>
          <text:p text:style-name="P484"><text:span text:style-name="T485">Nombre de los países de la UE.</text:span></text:p>
        </text:list-item>
      </text:list>
      <text:p text:style-name="P486"><text:span text:style-name="T487">//ue//pais/@nombre</text:span></text:p>
      <text:p text:style-name="P488"/>
      <text:list text:style-name="LFO1" text:continue-numbering="true">
        <text:list-item>
          <text:p text:style-name="P489"><text:span text:style-name="T490">Nombre de la capital de Suecia.</text:span></text:p>
        </text:list-item>
      </text:list>
      <text:p text:style-name="P491"><text:span text:style-name="T492">//pais [nombre="Suecia"]//capital</text:span></text:p>
      <text:p text:style-name="P493"/>
      <text:p text:style-name="P494"/>
      <text:list text:style-name="LFO1" text:continue-numbering="true">
        <text:list-item>
          <text:p text:style-name="P495"><text:span text:style-name="T496">Nombre de los países que entraron en la Otan antes de 1980:</text:span></text:p>
        </text:list-item>
      </text:list>
      <text:p text:style-name="P497"><text:span text:style-name="T498">//otan//pais[@entrada&lt;1980]/@nombre</text:span></text:p>
      <text:list text:style-name="LFO1" text:continue-numbering="true">
        <text:list-item>
          <text:p text:style-name="P499">Tipo de país de los países de más de 50 millones de habitantes.</text:p>
        </text:list-item>
      </text:list>
      <text:p text:style-name="P500"><text:span text:style-name="T501">//pais[datos /@poblacion&gt;50]/@tipo</text:span></text:p>
      <text:list text:style-name="LFO1" text:continue-numbering="true">
        <text:list-item>
          <text:p text:style-name="P502">Población de las repúblicas de menos de 500000 km².</text:p>
        </text:list-item>
      </text:list>
      <text:p text:style-name="P503"><text:span text:style-name="T504">//pais[@tipo='república' and datos/@superficie&lt;500000]/datos/@poblacion</text:span></text:p>
      <text:list text:style-name="LFO1" text:continue-numbering="true">
        <text:list-item>
          <text:p text:style-name="P505">Nombre de las capitales de países de la UE:</text:p>
        </text:list-item>
      </text:list>
      <text:p text:style-name="Normal"><text:span text:style-name="T506"><text:s text:c="6"/></text:span><text:span text:style-name="T507">//ue/pais/capital/text()</text:span></text:p>
      <text:list text:style-name="LFO1" text:continue-numbering="true">
        <text:list-item>
          <text:p text:style-name="P508">Nombre de los países con monarquía.</text:p>
        </text:list-item>
      </text:list>
      <text:p text:style-name="Párrafodelista"/>
      <text:p text:style-name="P509">//pais[@tipo='monarquía']//nombre</text:p>
      <text:p text:style-name="P510">8- Tipo de la organización en la que entró Alemania en 1957.</text:p>
      <text:p text:style-name="P511">B) Determina lo seleccionado por:</text:p>
      <text:p text:style-name="P512"><text:span text:style-name="T513">9- //pais[nombre="Ucrania"]</text:span><text:a xlink:href="../../../../../../../../@tipo" office:target-frame-name="_top" xlink:show="replace">/@tipo</text:a><text:span text:style-name="T514">: <text:s/></text:span><text:span text:style-name="T515">tipo=Repunblica</text:span></text:p>
      <text:p text:style-name="P516"><text:span text:style-name="T517">10-<text:s/></text:span><text:span text:style-name="T518">//pais[nombre="Ucrania"</text:span><text:span text:style-name="T519">]/capital//pais[nombre="Ucrania"]</text:span><text:a xlink:href="../../../../../../../../datos/@superficie" office:target-frame-name="_top" xlink:show="replace">/datos/@superficie</text:a><text:s/>:<text:s text:c="2"/><text:span text:style-name="T520">&lt;capital&gt;Kiev&lt;/capital&gt;</text:span></text:p>
      <text:p text:style-name="P521"><text:span text:style-name="T522"><text:s text:c="2"/>&lt;datos superficie="603700" /&gt;</text:span></text:p>
      <text:p text:style-name="P523">11- //pais[nombre="Francia"]/attribute::tipo</text:p>
      <text:p text:style-name="P524"><text:span text:style-name="T525">tipo="república"</text:span></text:p>
      <text:p text:style-name="P526">12-//paises/pais[2]/following-sibling::pais/nombre:</text:p>
      <text:p text:style-name="P527">Es dos abajo :</text:p>
      <text:p text:style-name="P528">&lt;nombre&gt;España&lt;/nombre&gt;</text:p>
      <text:p text:style-name="P529">&lt;nombre&gt;Suecia&lt;/nombre&gt;</text:p>
      <text:p text:style-name="P530">&lt;nombre&gt;Alemania&lt;/nombre&gt;</text:p>
      <text:p text:style-name="P531"><text:span text:style-name="T532">&lt;nombre&gt;Finlandia&lt;/nombre&gt;</text:span></text:p>
      <text:p text:style-name="P533"/>
      <text:p text:style-name="P534"/>
      <text:p text:style-name="P5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Inconsolata, monospace" svg:font-family="Inconsolata, monospace" style:font-family-generic="system"/>
    <style:font-face style:name="sans-serif" svg:font-family="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ljs-regexp" style:display-name="hljs-regexp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91in" text:min-label-width="0.125in" text:list-level-position-and-space-mode="label-alignment">
          <style:list-level-label-alignment text:label-followed-by="listtab" fo:margin-left="1.3541in" fo:text-indent="-0.125in"/>
        </style:list-level-properties>
      </text:list-level-style-number>
      <text:list-level-style-number text:level="4" style:num-suffix="." style:num-format="1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91in" text:min-label-width="0.125in" text:list-level-position-and-space-mode="label-alignment">
          <style:list-level-label-alignment text:label-followed-by="listtab" fo:margin-left="2.8541in" fo:text-indent="-0.125in"/>
        </style:list-level-properties>
      </text:list-level-style-number>
      <text:list-level-style-number text:level="7" style:num-suffix="." style:num-format="1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91in" text:min-label-width="0.125in" text:list-level-position-and-space-mode="label-alignment">
          <style:list-level-label-alignment text:label-followed-by="listtab" fo:margin-left="4.354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ar</dc:creator>
    <meta:creation-date>2023-04-18T17:29:00Z</meta:creation-date>
    <dc:date>2023-04-25T16:07:00Z</dc:date>
    <meta:template xlink:href="Normal.dotm" xlink:type="simple"/>
    <meta:editing-cycles>4</meta:editing-cycles>
    <meta:editing-duration>PT4500S</meta:editing-duration>
    <meta:document-statistic meta:page-count="3" meta:paragraph-count="5" meta:word-count="433" meta:character-count="2814" meta:row-count="19" meta:non-whitespace-character-count="2386"/>
  </office:meta>
</office:document-meta>
</file>